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SONLexerTest_9.test_id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LexerTest_9.test_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LexerTest_9.test_b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Type( Type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LexerTest_9.test_value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LexerTest_9.test_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V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